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255b4f" style:font-weight-asian="bold" style:font-weight-complex="bold"/>
    </style:style>
    <style:style style:name="P2" style:family="paragraph" style:parent-style-name="Standard">
      <style:text-properties fo:font-weight="bold" officeooo:rsid="00255b4f" officeooo:paragraph-rsid="00255b4f" style:font-weight-asian="bold" style:font-weight-complex="bold"/>
    </style:style>
    <style:style style:name="P3" style:family="paragraph" style:parent-style-name="Standard">
      <style:text-properties style:font-name="Liberation Serif" fo:font-weight="normal" officeooo:rsid="0013a964" officeooo:paragraph-rsid="0013a964" style:font-weight-asian="normal" style:font-weight-complex="normal"/>
    </style:style>
    <style:style style:name="P4" style:family="paragraph" style:parent-style-name="Standard">
      <style:text-properties style:font-name="Liberation Serif" fo:font-weight="normal" officeooo:rsid="0013a964" officeooo:paragraph-rsid="0015071d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13a964" officeooo:paragraph-rsid="0016966b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5071d" officeooo:paragraph-rsid="0015071d" style:font-weight-asian="normal" style:font-weight-complex="normal"/>
    </style:style>
    <style:style style:name="P7" style:family="paragraph" style:parent-style-name="Standard">
      <style:text-properties style:font-name="Liberation Serif" fo:font-weight="bold" officeooo:rsid="0013a964" officeooo:paragraph-rsid="0013a964" style:font-weight-asian="bold" style:font-weight-complex="bold"/>
    </style:style>
    <style:style style:name="P8" style:family="paragraph" style:parent-style-name="Standard">
      <style:text-properties style:font-name="Liberation Serif" fo:font-weight="bold" officeooo:paragraph-rsid="0015071d" style:font-weight-asian="bold" style:font-weight-complex="bold"/>
    </style:style>
    <style:style style:name="P9" style:family="paragraph" style:parent-style-name="Standard">
      <style:text-properties style:font-name="Liberation Serif" fo:font-weight="bold" officeooo:paragraph-rsid="0016966b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19baad" officeooo:paragraph-rsid="0019baad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1c11d5" officeooo:paragraph-rsid="001c11d5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1f67c0" officeooo:paragraph-rsid="001f67c0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205af0" officeooo:paragraph-rsid="00205af0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21bbf4" officeooo:paragraph-rsid="0021bbf4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247ff4" officeooo:paragraph-rsid="00247ff4" style:font-weight-asian="bold" style:font-weight-complex="bold"/>
    </style:style>
    <style:style style:name="P16" style:family="paragraph" style:parent-style-name="Standard">
      <style:text-properties style:font-name="Liberation Serif" officeooo:paragraph-rsid="0015071d"/>
    </style:style>
    <style:style style:name="P17" style:family="paragraph" style:parent-style-name="Standard">
      <style:text-properties style:font-name="Liberation Serif" officeooo:paragraph-rsid="001c11d5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39b95" officeooo:paragraph-rsid="00139b95" style:font-size-asian="20pt" style:font-weight-asian="bold" style:font-size-complex="20pt" style:font-weight-complex="bold"/>
    </style:style>
    <style:style style:name="P19" style:family="paragraph" style:parent-style-name="Preformatted_20_Text">
      <style:text-properties style:font-name="Liberation Serif" fo:font-size="11pt" fo:font-weight="bold" officeooo:rsid="0019baad" officeooo:paragraph-rsid="0019baad" style:font-size-asian="11pt" style:font-weight-asian="bold" style:font-size-complex="11pt" style:font-weight-complex="bold"/>
    </style:style>
    <style:style style:name="P20" style:family="paragraph" style:parent-style-name="Preformatted_20_Text">
      <style:text-properties style:font-name="Liberation Serif" fo:font-size="11pt" style:font-size-asian="11pt" style:font-size-complex="11pt"/>
    </style:style>
    <style:style style:name="P21" style:family="paragraph" style:parent-style-name="Preformatted_20_Text">
      <style:paragraph-properties fo:margin-top="0in" fo:margin-bottom="0.1965in" loext:contextual-spacing="false"/>
      <style:text-properties style:font-name="Liberation Serif" officeooo:paragraph-rsid="0019e6a7"/>
    </style:style>
    <style:style style:name="P22" style:family="paragraph" style:parent-style-name="Preformatted_20_Text">
      <style:paragraph-properties fo:margin-top="0.0398in" fo:margin-bottom="0.0398in" loext:contextual-spacing="false" fo:line-height="100%" fo:text-align="justify" style:justify-single-word="false"/>
      <style:text-properties style:font-name="Liberation Serif" officeooo:paragraph-rsid="0019e6a7"/>
    </style:style>
    <style:style style:name="P23" style:family="paragraph" style:parent-style-name="Preformatted_20_Text">
      <style:paragraph-properties fo:margin-top="0.0398in" fo:margin-bottom="0.0398in" loext:contextual-spacing="false" fo:line-height="100%" fo:text-align="justify" style:justify-single-word="false"/>
      <style:text-properties style:font-name="Liberation Serif" fo:font-size="13pt" officeooo:rsid="0019e6a7" officeooo:paragraph-rsid="0019e6a7" style:font-size-asian="13pt" style:font-size-complex="13pt"/>
    </style:style>
    <style:style style:name="P24" style:family="paragraph" style:parent-style-name="Preformatted_20_Text">
      <style:paragraph-properties fo:margin-top="0.0398in" fo:margin-bottom="0.0398in" loext:contextual-spacing="false" fo:line-height="100%" fo:text-align="justify" style:justify-single-word="false"/>
      <style:text-properties style:font-name="Liberation Serif" fo:font-size="13pt" fo:font-weight="bold" officeooo:rsid="0019e6a7" officeooo:paragraph-rsid="0019e6a7" style:font-size-asian="13pt" style:font-weight-asian="bold" style:font-size-complex="13pt" style:font-weight-complex="bold"/>
    </style:style>
    <style:style style:name="T1" style:family="text">
      <style:text-properties officeooo:rsid="0015071d"/>
    </style:style>
    <style:style style:name="T2" style:family="text">
      <style:text-properties style:text-underline-style="solid" style:text-underline-width="auto" style:text-underline-color="font-color" officeooo:rsid="001507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071d" style:font-weight-asian="bold" style:font-weight-complex="bold"/>
    </style:style>
    <style:style style:name="T5" style:family="text">
      <style:text-properties fo:font-weight="bold" officeooo:rsid="0016966b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officeooo:rsid="0015071d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officeooo:rsid="0015071d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5071d" style:font-style-asian="normal" style:font-style-complex="normal"/>
    </style:style>
    <style:style style:name="T11" style:family="text">
      <style:text-properties fo:font-style="normal" style:text-underline-style="none" officeooo:rsid="0016966b" style:font-style-asian="normal" style:font-style-complex="normal"/>
    </style:style>
    <style:style style:name="T12" style:family="text">
      <style:text-properties fo:font-style="normal" style:text-underline-style="none" officeooo:rsid="00180c72" style:font-style-asian="normal" style:font-style-complex="normal"/>
    </style:style>
    <style:style style:name="T13" style:family="text">
      <style:text-properties fo:font-style="normal" style:text-underline-style="none" officeooo:rsid="0019baad" style:font-style-asian="normal" style:font-style-complex="normal"/>
    </style:style>
    <style:style style:name="T14" style:family="text">
      <style:text-properties fo:font-style="normal" style:text-underline-style="none" officeooo:rsid="001c11d5" style:font-style-asian="normal" style:font-style-complex="normal"/>
    </style:style>
    <style:style style:name="T15" style:family="text">
      <style:text-properties fo:font-style="normal" style:text-underline-style="none" officeooo:rsid="0021bbf4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5071d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6966b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3a964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80c72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9e6a7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c11d5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bold" officeooo:rsid="0015071d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bold" officeooo:rsid="0016966b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fo:font-weight="bold" officeooo:rsid="001c11d5" style:font-style-asian="normal" style:font-weight-asian="bold" style:font-style-complex="normal" style:font-weight-complex="bold"/>
    </style:style>
    <style:style style:name="T26" style:family="text">
      <style:text-properties officeooo:rsid="0016966b"/>
    </style:style>
    <style:style style:name="T27" style:family="text">
      <style:text-properties style:font-name="Liberation Seri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style:font-name="Liberation Serif" fo:font-size="13pt" fo:font-style="normal" style:text-underline-style="none" fo:font-weight="normal" officeooo:rsid="0024e51f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style:font-name="Liberation Serif" fo:font-size="13pt" fo:font-style="normal" style:text-underline-style="none" fo:font-weight="normal" officeooo:rsid="00255b4f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style:font-name="Liberation Serif" fo:font-size="13pt" fo:font-style="normal" style:text-underline-style="none" style:font-size-asian="13pt" style:font-style-asian="normal" style:font-size-complex="13pt" style:font-style-complex="normal"/>
    </style:style>
    <style:style style:name="T31" style:family="text">
      <style:text-properties style:font-name="Liberation Serif" fo:font-size="13pt" fo:font-style="normal" style:text-underline-style="none" officeooo:rsid="0024e51f" style:font-size-asian="13pt" style:font-style-asian="normal" style:font-size-complex="13pt" style:font-style-complex="normal"/>
    </style:style>
    <style:style style:name="T32" style:family="text">
      <style:text-properties style:font-name="Liberation Serif" fo:font-size="13pt" fo:font-style="normal" style:text-underline-style="none" officeooo:rsid="00255b4f" style:font-size-asian="13pt" style:font-style-asian="normal" style:font-size-complex="13pt" style:font-style-complex="normal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fo:font-style="normal" style:text-underline-style="none" fo:font-weight="normal" officeooo:rsid="0019e6a7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size="13pt" fo:font-style="normal" style:text-underline-style="none" fo:font-weight="normal" officeooo:rsid="0019e6a7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size="13pt" fo:font-style="normal" style:text-underline-style="none" fo:font-weight="normal" officeooo:rsid="0024e51f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39" style:family="text">
      <style:text-properties fo:font-size="13pt" fo:font-style="normal" style:text-underline-style="none" officeooo:rsid="0024e51f" style:font-size-asian="13pt" style:font-style-asian="normal" style:font-size-complex="13pt" style:font-style-complex="normal"/>
    </style:style>
    <style:style style:name="T40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font-size="13pt" fo:font-style="normal" style:text-underline-style="solid" style:text-underline-width="auto" style:text-underline-color="font-color" fo:font-weight="normal" officeooo:rsid="0019e6a7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officeooo:rsid="0021bbf4"/>
    </style:style>
    <style:style style:name="T43" style:family="text">
      <style:text-properties officeooo:rsid="002723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uby</text:p>
      <text:p text:style-name="P3"/>
      <text:p text:style-name="P12"><text:span text:style-name="T42">I. </text:span>CONTROL FLOW</text:p>
      <text:p text:style-name="P7">1. if statement</text:p>
      <text:p text:style-name="P3"><text:tab/>Use also all other language but in Ruby if statement have multi o<text:span text:style-name="T43">r</text:span>ther syntax follow: </text:p>
      <text:p text:style-name="P3"><text:tab/><text:span text:style-name="T3">* </text:span><text:span text:style-name="T5">IF</text:span></text:p>
      <text:p text:style-name="P3"><text:tab/><text:tab/><text:span text:style-name="T2">syntax 1:</text:span></text:p>
      <text:p text:style-name="P3"><text:tab/><text:tab/><text:tab/>if ([condition statemnent]) <text:s/></text:p>
      <text:p text:style-name="P3"><text:tab/><text:tab/><text:tab/><text:tab/>[block code 1] </text:p>
      <text:p text:style-name="P3"><text:tab/><text:tab/><text:tab/>elseif (condition 2 statement) </text:p>
      <text:p text:style-name="P3"><text:tab/><text:tab/><text:tab/><text:tab/>[block code 2] </text:p>
      <text:p text:style-name="P3"><text:tab/><text:tab/><text:tab/>else</text:p>
      <text:p text:style-name="P3"><text:tab/><text:tab/><text:tab/><text:tab/> [block code 3]</text:p>
      <text:p text:style-name="P3"><text:tab/><text:tab/><text:tab/><text:span text:style-name="T26">end</text:span></text:p>
      <text:p text:style-name="P3"><text:tab/><text:tab/><text:tab/><text:span text:style-name="T2">example</text:span><text:span text:style-name="T1">: </text:span></text:p>
      <text:p text:style-name="P3"><text:tab/><text:tab/><text:tab/><text:tab/><text:span text:style-name="T1">x = 3</text:span></text:p>
      <text:p text:style-name="P3"><text:tab/><text:tab/><text:tab/><text:tab/><text:span text:style-name="T1">y = 9</text:span></text:p>
      <text:p text:style-name="P3"><text:tab/><text:tab/><text:tab/><text:tab/><text:span text:style-name="T1">if (x&lt;y)</text:span></text:p>
      <text:p text:style-name="P3"><text:tab/><text:tab/><text:tab/><text:tab/><text:tab/><text:span text:style-name="T1">puts “x&gt;y”</text:span></text:p>
      <text:p text:style-name="P3"><text:tab/><text:tab/><text:tab/><text:tab/><text:span text:style-name="T1">elseif (x&gt;y)</text:span></text:p>
      <text:p text:style-name="P3"><text:tab/><text:tab/><text:tab/><text:tab/><text:tab/><text:span text:style-name="T1">puts “x&gt;y”</text:span></text:p>
      <text:p text:style-name="P3"><text:tab/><text:tab/><text:tab/><text:tab/><text:span text:style-name="T1">else </text:span></text:p>
      <text:p text:style-name="P3"><text:tab/><text:tab/><text:tab/><text:tab/><text:tab/><text:span text:style-name="T1">puts “x=y”</text:span></text:p>
      <text:p text:style-name="P3"><text:tab/><text:tab/><text:tab/>O<text:span text:style-name="T4">utput </text:span><text:span text:style-name="T1">show out screen is : </text:span><text:span text:style-name="T4">x&lt;y</text:span></text:p>
      <text:p text:style-name="P4"><text:span text:style-name="T4"><text:tab/><text:tab/></text:span><text:span text:style-name="T2">syntax <text:tab/>2:</text:span><text:span text:style-name="T10"> inline if statement</text:span></text:p>
      <text:p text:style-name="P4"><text:span text:style-name="T10"><text:tab/><text:tab/><text:tab/></text:span><text:span text:style-name="T6">example:</text:span><text:span text:style-name="T10"> </text:span></text:p>
      <text:p text:style-name="P4"><text:span text:style-name="T10"><text:tab/><text:tab/><text:tab/><text:tab/>x = 3</text:span></text:p>
      <text:p text:style-name="P6"><text:span text:style-name="T9"><text:tab/><text:tab/><text:tab/><text:tab/>y = 5</text:span></text:p>
      <text:p text:style-name="P6"><text:span text:style-name="T9"><text:tab/><text:tab/><text:tab/><text:tab/>puts “x&lt;y” if(x&lt;y)</text:span></text:p>
      <text:p text:style-name="P16"><text:span text:style-name="T17"><text:tab/><text:tab/></text:span><text:span text:style-name="T8">syntax 3</text:span><text:span text:style-name="T17">: </text:span><text:span text:style-name="T9">ternary conditional</text:span></text:p>
      <text:p text:style-name="P16"><text:span text:style-name="T17"><text:tab/><text:tab/><text:tab/>example: </text:span></text:p>
      <text:p text:style-name="P16"><text:span text:style-name="T17"><text:tab/><text:tab/><text:tab/><text:tab/>(gets.to_i &gt; 5)? (puts "Greater than 5") : (puts "Less or equal than 5")</text:span></text:p>
      <text:p text:style-name="P16"><text:span text:style-name="T17"><text:tab/><text:tab/><text:tab/></text:span><text:span text:style-name="T23">Input</text:span><text:span text:style-name="T17">: </text:span><text:span text:style-name="T18">4</text:span></text:p>
      <text:p text:style-name="P16"><text:span text:style-name="T18"><text:tab/><text:tab/><text:tab/></text:span><text:span text:style-name="T24">Output</text:span><text:span text:style-name="T18">: Less of equal than 5</text:span></text:p>
      <text:p text:style-name="P8"><text:span text:style-name="T10"><text:tab/>*</text:span><text:span text:style-name="T11">UNLESS</text:span><text:span text:style-name="T18">: </text:span></text:p>
      <text:p text:style-name="P8"><text:span text:style-name="T18"><text:tab/><text:tab/>The same if statement but if statement perfrom bock code when condition statement <text:tab/>is true but unless statement perform when condition statement false.</text:span></text:p>
      <text:p text:style-name="P8"><text:span text:style-name="T18"><text:tab/><text:tab/>Syntax: </text:span></text:p>
      <text:p text:style-name="P9"><text:span text:style-name="T18"><text:tab/><text:tab/><text:tab/>unless </text:span><text:span text:style-name="T19">([condition statemnent]) <text:s/></text:span></text:p>
      <text:p text:style-name="P5"><text:tab/><text:tab/><text:tab/><text:tab/>[block code 1] </text:p>
      <text:p text:style-name="P5"><text:tab/><text:tab/><text:tab/>else</text:p>
      <text:p text:style-name="P5"><text:tab/><text:tab/><text:tab/><text:tab/> [block code <text:span text:style-name="T26">2</text:span>]</text:p>
      <text:p text:style-name="P5"><text:span text:style-name="T11"><text:tab/><text:tab/><text:tab/>end</text:span></text:p>
      <text:p text:style-name="P8"><text:span text:style-name="T18"><text:tab/><text:tab/>example: <text:tab/></text:span></text:p>
      <text:p text:style-name="P8"><text:span text:style-name="T18"><text:tab/><text:tab/><text:tab/>isBored = false</text:span></text:p>
      <text:p text:style-name="P8"><text:span text:style-name="T18"><text:tab/><text:tab/><text:tab/>unless isBored</text:span></text:p>
      <text:p text:style-name="P8"><text:span text:style-name="T18"><text:tab/><text:tab/><text:tab/><text:tab/>puts “Continue to learn english”</text:span></text:p>
      <text:p text:style-name="P8"><text:span text:style-name="T18"><text:tab/><text:tab/><text:tab/>else</text:span></text:p>
      <text:p text:style-name="P8"><text:span text:style-name="T18"><text:tab/><text:tab/><text:tab/><text:tab/>puts “Go out and relax something”</text:span></text:p>
      <text:p text:style-name="P8"><text:span text:style-name="T18"><text:tab/><text:tab/><text:tab/>end</text:span></text:p>
      <text:p text:style-name="P8"><text:span text:style-name="T11"><text:tab/><text:tab/><text:tab/>Output: </text:span><text:span text:style-name="T20">Continue to learn english</text:span></text:p>
      <text:p text:style-name="P8"><text:span text:style-name="T20"/></text:p>
      <text:p text:style-name="P10"><text:soft-page-break/><text:span text:style-name="T12"><text:tab/>* </text:span><text:span text:style-name="T9">SWITCH: </text:span><text:span text:style-name="T16">We use switch statement when we haved clear case</text:span></text:p>
      <text:p text:style-name="P10"><text:span text:style-name="T16"><text:tab/><text:tab/></text:span><text:span text:style-name="T34">syntax:</text:span></text:p>
      <text:p text:style-name="P19"><text:span text:style-name="T21"><text:tab/><text:tab/><text:tab/>case expression</text:span></text:p>
      <text:p text:style-name="P20"><text:tab/><text:tab/><text:tab/>[when expression [, expression ...] [then]</text:p>
      <text:p text:style-name="P20"><text:tab/><text:tab/><text:tab/> <text:s text:c="2"/>code ]...</text:p>
      <text:p text:style-name="P20"><text:tab/><text:tab/><text:tab/>[else</text:p>
      <text:p text:style-name="P20"><text:s/><text:tab/><text:tab/><text:tab/> <text:s/>code ]</text:p>
      <text:p text:style-name="P21"><text:span text:style-name="T33"><text:tab/><text:tab/><text:tab/>end</text:span></text:p>
      <text:p text:style-name="P21"><text:tab/><text:tab/><text:span text:style-name="T41">example</text:span><text:span text:style-name="T36">: In put number month of year, show screen numbers day of those <text:tab/><text:tab/><text:tab/><text:tab/>month.</text:span></text:p>
      <text:p text:style-name="P22"><text:span text:style-name="T21"><text:tab/><text:tab/></text:span><text:span text:style-name="T36"><text:tab/>m = gets.to_i</text:span></text:p>
      <text:p text:style-name="P23"><text:span text:style-name="T16"><text:tab/><text:tab/><text:tab/>case m</text:span></text:p>
      <text:p text:style-name="P23"><text:span text:style-name="T16"><text:tab/><text:tab/><text:tab/>when [1, 3, 5, 7, 9, 10, 12].include?(m)</text:span></text:p>
      <text:p text:style-name="P23"><text:span text:style-name="T16"><text:tab/><text:tab/><text:tab/><text:tab/>puts "31 day"</text:span></text:p>
      <text:p text:style-name="P23"><text:span text:style-name="T16"><text:tab/><text:tab/><text:tab/>when [4, 6, 8, 11].include?(m)</text:span></text:p>
      <text:p text:style-name="P23"><text:span text:style-name="T16"><text:tab/><text:tab/><text:tab/><text:tab/>puts "30 day"</text:span></text:p>
      <text:p text:style-name="P23"><text:span text:style-name="T16"><text:tab/><text:tab/><text:tab/>else</text:span></text:p>
      <text:p text:style-name="P23"><text:span text:style-name="T16"><text:tab/><text:tab/><text:tab/><text:tab/>puts "28 day"</text:span></text:p>
      <text:p text:style-name="P23"><text:span text:style-name="T16"><text:tab/><text:tab/><text:tab/>end</text:span></text:p>
      <text:p text:style-name="P24"><text:span text:style-name="T9"><text:tab/><text:tab/><text:tab/>Input: </text:span><text:span text:style-name="T16">2</text:span></text:p>
      <text:p text:style-name="P24"><text:span text:style-name="T9"><text:tab/><text:tab/><text:tab/>Output: </text:span><text:span text:style-name="T16">28 day </text:span></text:p>
      <text:p text:style-name="P13"><text:span text:style-name="T15">II. </text:span><text:span text:style-name="T14">W</text:span><text:span text:style-name="T9">HOOP</text:span></text:p>
      <text:p text:style-name="P17"><text:span text:style-name="T25"><text:tab/></text:span><text:span text:style-name="T22">+ whoop for single array</text:span></text:p>
      <text:p text:style-name="P11"><text:span text:style-name="T16"><text:tab/><text:tab/>systax:</text:span></text:p>
      <text:p text:style-name="P11"><text:span text:style-name="T16"><text:tab/><text:tab/><text:tab/>arrayA.each do |&lt;temp_values&gt;|</text:span></text:p>
      <text:p text:style-name="P11"><text:span text:style-name="T16"><text:tab/><text:tab/><text:tab/><text:tab/>&lt;code&gt;</text:span></text:p>
      <text:p text:style-name="P11"><text:span text:style-name="T16"><text:tab/><text:tab/><text:tab/></text:span><text:span text:style-name="T7">example:</text:span></text:p>
      <text:p text:style-name="P11"><text:span text:style-name="T16"><text:tab/><text:tab/><text:tab/><text:tab/>ary = [ <text:s/>"fred", 10, 3.14, "This is a string", "last element", ]</text:span></text:p>
      <text:p text:style-name="P11"><text:span text:style-name="T16"><text:tab/><text:tab/><text:tab/><text:tab/>ary.each do |i|</text:span></text:p>
      <text:p text:style-name="P11"><text:span text:style-name="T16"><text:tab/><text:tab/><text:tab/><text:tab/><text:tab/>puts i</text:span></text:p>
      <text:p text:style-name="P11"><text:span text:style-name="T16"><text:tab/><text:tab/><text:tab/><text:tab/>end</text:span></text:p>
      <text:p text:style-name="P11"><text:span text:style-name="T16"><text:tab/><text:tab/><text:tab/></text:span><text:span text:style-name="T7">example 2:</text:span></text:p>
      <text:p text:style-name="P11"><text:span text:style-name="T16"><text:tab/><text:tab/><text:tab/><text:tab/>(10..15).each do |n| </text:span></text:p>
      <text:p text:style-name="P11"><text:span text:style-name="T16"><text:tab/><text:tab/><text:tab/><text:tab/><text:tab/> print n, ' ' </text:span></text:p>
      <text:p text:style-name="P11"><text:span text:style-name="T16"><text:tab/><text:tab/><text:tab/><text:tab/>end</text:span></text:p>
      <text:p text:style-name="P11"><text:span text:style-name="T16"><text:tab/>+ whoop for Multudimensional array</text:span></text:p>
      <text:p text:style-name="P11"><text:span text:style-name="T16"><text:tab/><text:tab/>systax: </text:span></text:p>
      <text:p text:style-name="P11"><text:span text:style-name="T16"><text:tab/><text:tab/><text:tab/>arrayA[i,j].each do |&lt;key&gt;,&lt;value&gt;|</text:span></text:p>
      <text:p text:style-name="P11"><text:span text:style-name="T16"><text:tab/><text:tab/><text:tab/><text:tab/>&lt;code&gt;</text:span></text:p>
      <text:p text:style-name="P11"><text:span text:style-name="T16"><text:tab/><text:tab/><text:tab/></text:span><text:span text:style-name="T7">example: </text:span></text:p>
      <text:p text:style-name="P11"><text:span text:style-name="T16"><text:tab/><text:tab/><text:tab/><text:tab/>hsh = colors = { "red" =&gt; 0xf00, "green" =&gt; 0x0f0, "blue" =&gt;0x00f }</text:span></text:p>
      <text:p text:style-name="P11"><text:span text:style-name="T16"><text:tab/><text:tab/><text:tab/><text:tab/>hsh.each do |key, value|</text:span></text:p>
      <text:p text:style-name="P11"><text:span text:style-name="T16"><text:tab/><text:tab/><text:tab/><text:tab/><text:tab/>print key, " is ", value, "\n"</text:span></text:p>
      <text:p text:style-name="P11"><text:span text:style-name="T16"><text:tab/><text:tab/><text:tab/><text:tab/>end</text:span></text:p>
      <text:p text:style-name="P10"><text:span text:style-name="T13"/></text:p>
      <text:p text:style-name="P14"><text:soft-page-break/><text:span text:style-name="T11">I</text:span><text:span text:style-name="T9">II. </text:span><text:span text:style-name="T38">METHOD</text:span></text:p>
      <text:p text:style-name="P15"><text:span text:style-name="T38">1. Involk method</text:span></text:p>
      <text:p text:style-name="P15"><text:span text:style-name="T38"><text:tab/></text:span><text:span text:style-name="T35">Involk method uses syntax like this: object.method</text:span></text:p>
      <text:p text:style-name="P15"><text:span text:style-name="T38">2. Defining method</text:span></text:p>
      <text:p text:style-name="P15"><text:span text:style-name="T35"><text:tab/>It starts with the keyword def </text:span><text:span text:style-name="T37">and ends with keyword end</text:span></text:p>
      <text:p text:style-name="P15"><text:span text:style-name="T35"><text:tab/></text:span><text:span text:style-name="T40">example:</text:span><text:span text:style-name="T35"> </text:span></text:p>
      <text:p text:style-name="P15"><text:span text:style-name="T35"><text:tab/><text:tab/>def xin_chao</text:span></text:p>
      <text:p text:style-name="P15"><text:span text:style-name="T35"><text:tab/><text:tab/><text:tab/>puts “xin chao the gioi”</text:span></text:p>
      <text:p text:style-name="P15"><text:span text:style-name="T35"><text:tab/><text:tab/>end</text:span></text:p>
      <text:p text:style-name="P15"><text:span text:style-name="T35"><text:tab/></text:span><text:span text:style-name="T39">Output</text:span><text:span text:style-name="T37">: xin chao the gioi</text:span></text:p>
      <text:p text:style-name="P1"><text:span text:style-name="T31">3. </text:span><text:span text:style-name="T39">Parameters &amp; arguments:</text:span></text:p>
      <text:p text:style-name="P1"><text:span text:style-name="T28"><text:tab/></text:span><text:span text:style-name="T29">example 1:</text:span></text:p>
      <text:p text:style-name="P1"><text:span text:style-name="T29"><text:tab/><text:tab/>def xin_chao (name)</text:span></text:p>
      <text:p text:style-name="P1"><text:span text:style-name="T29"><text:tab/><text:tab/><text:tab/>puts “xin chao #{name}”</text:span></text:p>
      <text:p text:style-name="P1"><text:span text:style-name="T29"><text:tab/><text:tab/>end</text:span></text:p>
      <text:p text:style-name="P1"><text:span text:style-name="T29"><text:tab/><text:tab/>xin_chao(gets.to_s)</text:span></text:p>
      <text:p text:style-name="P1"><text:span text:style-name="T32"><text:tab/>Input: </text:span><text:span text:style-name="T29">huy</text:span></text:p>
      <text:p text:style-name="P1"><text:span text:style-name="T32"><text:tab/>Output: </text:span><text:span text:style-name="T29"><text:s/>xin chao huy</text:span></text:p>
      <text:p text:style-name="P1"><text:span text:style-name="T29"><text:tab/>example 2: </text:span></text:p>
      <text:p text:style-name="P2"><text:span text:style-name="T27"><text:tab/><text:tab/>def xin_chao name</text:span></text:p>
      <text:p text:style-name="P2"><text:span text:style-name="T27"><text:tab/><text:tab/><text:tab/>puts “xin chao #{name}”</text:span></text:p>
      <text:p text:style-name="P2"><text:span text:style-name="T27"><text:tab/><text:tab/>end</text:span></text:p>
      <text:p text:style-name="P2"><text:span text:style-name="T27"><text:tab/><text:tab/>xin_chao gets.to_s</text:span></text:p>
      <text:p text:style-name="P2"><text:span text:style-name="T27"><text:tab/></text:span><text:span text:style-name="T30">Input: </text:span><text:span text:style-name="T27">huy</text:span></text:p>
      <text:p text:style-name="P2"><text:span text:style-name="T27"><text:tab/>Output: <text:s/>xin chao huy</text:span></text:p>
      <text:p text:style-name="P16"><text:span text:style-name="T18"><text:tab/><text:tab/></text:span></text:p>
      <text:p text:style-name="P8"><text:span text:style-name="T18"/></text:p>
      <text:p text:style-name="P8"><text:span text:style-name="T18"><text:tab/><text:tab/><text:tab/></text:span></text:p>
      <text:p text:style-name="P4"><text:span text:style-name="T2"/></text:p>
      <text:p text:style-name="P3"><text:span text:style-name="T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4:18:14.516389297</meta:creation-date>
    <dc:date>2017-03-14T16:44:39.771377964</dc:date>
    <meta:editing-duration>PT2H22M46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119" meta:word-count="403" meta:character-count="2552" meta:non-whitespace-character-count="1901"/>
  </office:meta>
</office:document-meta>
</file>